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pport_5f_texte">
      <style:text-properties fo:language="fr" fo:country="FR" fo:font-weight="bold" officeooo:paragraph-rsid="00048cf9" style:font-weight-asian="bold" style:font-weight-complex="bold"/>
    </style:style>
    <style:style style:name="P2" style:family="paragraph" style:parent-style-name="support_5f_texte">
      <style:paragraph-properties>
        <style:tab-stops>
          <style:tab-stop style:position="4.577cm"/>
        </style:tab-stops>
      </style:paragraph-properties>
      <style:text-properties fo:language="fr" fo:country="FR" officeooo:paragraph-rsid="00048cf9"/>
    </style:style>
    <style:style style:name="P3" style:family="paragraph" style:parent-style-name="support_5f_texte">
      <style:text-properties fo:language="fr" fo:country="FR" officeooo:paragraph-rsid="00048cf9"/>
    </style:style>
    <style:style style:name="P4" style:family="paragraph" style:parent-style-name="support_5f_texte">
      <style:paragraph-properties fo:break-before="page"/>
      <style:text-properties fo:language="fr" fo:country="FR" officeooo:paragraph-rsid="00048cf9"/>
    </style:style>
    <style:style style:name="P5" style:family="paragraph" style:parent-style-name="support_5f_code">
      <style:text-properties fo:language="fr" fo:country="FR" officeooo:paragraph-rsid="00048cf9"/>
    </style:style>
    <style:style style:name="P6" style:family="paragraph" style:parent-style-name="Heading_20_2">
      <style:text-properties fo:language="fr" fo:country="FR" officeooo:paragraph-rsid="00048cf9"/>
    </style:style>
    <style:style style:name="P7" style:family="paragraph" style:parent-style-name="Heading_20_3">
      <style:text-properties fo:language="fr" fo:country="FR" officeooo:paragraph-rsid="00048cf9"/>
    </style:style>
    <style:style style:name="T1" style:family="text">
      <style:text-properties officeooo:rsid="002395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h text:style-name="P6" text:outline-level="2"><text:bookmark-start text:name="__RefHeading__18046_320015457"/>- MISES A JOUR<text:bookmark-end text:name="__RefHeading__18046_320015457"/></text:h>
      <text:p text:style-name="P3"/>
      <text:h text:style-name="P7" text:outline-level="3"><text:bookmark-start text:name="__RefHeading__18048_320015457"/>- Insert<text:bookmark-end text:name="__RefHeading__18048_320015457"/></text:h>
      <text:p text:style-name="P3"/>
      <text:p text:style-name="P3">## Ajoutez les 12 mois de l'année dans la table mois.</text:p>
      <text:p text:style-name="P3"/>
      <text:p text:style-name="P5">INSERT INTO mois (num_mois, nom_mois) VALUES(1, 'Janvier');</text:p>
      <text:p text:style-name="P5">INSERT INTO mois (num_mois, nom_mois) VALUES(2, 'Février');</text:p>
      <text:p text:style-name="P5">INSERT INTO mois (num_mois, nom_mois) VALUES(3, 'Mars');</text:p>
      <text:p text:style-name="P5">INSERT INTO mois (num_mois, nom_mois) VALUES(4, 'Avril');</text:p>
      <text:p text:style-name="P5">INSERT INTO mois (num_mois, nom_mois) VALUES(5, 'Mai');</text:p>
      <text:p text:style-name="P5">INSERT INTO mois (num_mois, nom_mois) VALUES(6, 'Juin');</text:p>
      <text:p text:style-name="P5">INSERT INTO mois (num_mois, nom_mois) VALUES(7, 'Juillet');</text:p>
      <text:p text:style-name="P5">INSERT INTO mois (num_mois, nom_mois) VALUES(8, 'Août');</text:p>
      <text:p text:style-name="P5">INSERT INTO mois (num_mois, nom_mois) VALUES(9, 'Septembre');</text:p>
      <text:p text:style-name="P5">INSERT INTO mois (num_mois, nom_mois) VALUES(10, 'Octobre');</text:p>
      <text:p text:style-name="P5">INSERT INTO mois (num_mois, nom_mois) VALUES(11, 'Novembre');</text:p>
      <text:p text:style-name="P5">INSERT INTO mois (num_mois, nom_mois) VALUES(12, 'Décembre');</text:p>
      <text:p text:style-name="P3"/>
      <text:p text:style-name="P3">## ou</text:p>
      <text:p text:style-name="P3"/>
      <text:p text:style-name="P5">INSERT INTO mois (num_mois, nom_mois) </text:p>
      <text:p text:style-name="P5">VALUES</text:p>
      <text:p text:style-name="P5">(1, 'Janvier'),</text:p>
      <text:p text:style-name="P5">(2, 'Février'),</text:p>
      <text:p text:style-name="P5">(3, 'Mars'),</text:p>
      <text:p text:style-name="P5">(4, 'Avril'),</text:p>
      <text:p text:style-name="P5">(5, 'Mai'),</text:p>
      <text:p text:style-name="P5">(6, 'Juin'),</text:p>
      <text:p text:style-name="P5">(7, 'Juillet'),</text:p>
      <text:p text:style-name="P5">(8, 'Août'),</text:p>
      <text:p text:style-name="P5">(9, 'Septembre'),</text:p>
      <text:p text:style-name="P5">(10, 'Octobre'),</text:p>
      <text:p text:style-name="P5">(11, 'Novembre'),</text:p>
      <text:p text:style-name="P5">(12, 'Décembre');</text:p>
      <text:p text:style-name="P3"/>
      <text:p text:style-name="P3"/>
      <text:p text:style-name="P3"/>
      <text:p text:style-name="P3">## Ajoutez un produit dans la table produits.</text:p>
      <text:p text:style-name="P3"/>
      <text:p text:style-name="P5">INSERT INTO produits(designation, prix, categori<text:span text:style-name="T1">e</text:span>)</text:p>
      <text:p text:style-name="P5"><text:s/>VALUES('Contrex', 1.20, 1);</text:p>
      <text:p text:style-name="P3"/>
      <text:p text:style-name="P4"/>
      <text:h text:style-name="P7" text:outline-level="3"><text:bookmark-start text:name="__RefHeading__18050_320015457"/>- Delete<text:bookmark-end text:name="__RefHeading__18050_320015457"/></text:h>
      <text:p text:style-name="P3"/>
      <text:p text:style-name="P1">## Supprimez les mois de l'année dans la table mois (vous les réinsérerez ensuite).</text:p>
      <text:p text:style-name="P3"/>
      <text:p text:style-name="P5">DELETE FROM mois;</text:p>
      <text:p text:style-name="P3"/>
      <text:p text:style-name="P3">## Ou</text:p>
      <text:p text:style-name="P3"/>
      <text:p text:style-name="P5">TRUNCATE TABLE mois;</text:p>
      <text:p text:style-name="P3"/>
      <text:p text:style-name="P3"/>
      <text:p text:style-name="P3"/>
      <text:p text:style-name="P1">## Ajoutez une commande avec la date du jour puis supprimez-la en fonction de son ID.</text:p>
      <text:p text:style-name="P3"/>
      <text:p text:style-name="P5">INSERT INTO cdes(date_cde, id_client) </text:p>
      <text:p text:style-name="P5">VALUES ('2010-04-15', 1);</text:p>
      <text:p text:style-name="P2"/>
      <text:p text:style-name="P5">DELETE FROM cdes </text:p>
      <text:p text:style-name="P5">WHERE id_cde = LAST_INSERT_ID();</text:p>
      <text:p text:style-name="P3"/>
      <text:p text:style-name="P3"/>
      <text:p text:style-name="P3"/>
      <text:p text:style-name="P3">Note : insertion avec une fonction sur les dates (curdate() renvoie la date du jour)</text:p>
      <text:p text:style-name="P3"/>
      <text:p text:style-name="P5">INSERT INTO cdes(date_cde, id_client) </text:p>
      <text:p text:style-name="P5">VALUES (CURDATE(), 1);</text:p>
      <text:p text:style-name="P3"/>
      <text:p text:style-name="P4"/>
      <text:h text:style-name="P7" text:outline-level="3"><text:bookmark-start text:name="__RefHeading__18052_320015457"/>- Update<text:bookmark-end text:name="__RefHeading__18052_320015457"/></text:h>
      <text:p text:style-name="P3"/>
      <text:p text:style-name="P1">-- Mettez en minuscules les noms des mois dans la table mois.</text:p>
      <text:p text:style-name="P3"/>
      <text:p text:style-name="P5">UPDATE mois </text:p>
      <text:p text:style-name="P5">SET nom_mois = LOWER(nom_mois);</text:p>
      <text:p text:style-name="P3"/>
      <text:p text:style-name="P3"/>
      <text:p text:style-name="P3"/>
      <text:p text:style-name="P1">-- Modifiez l'adresse de Tintin.</text:p>
      <text:p text:style-name="P3"/>
      <text:p text:style-name="P5">UPDATE clients </text:p>
      <text:p text:style-name="P5">SET adresse = '9, rue des boulets'</text:p>
      <text:p text:style-name="P5">WHERE nom = 'Tintin';</text:p>
      <text:p text:style-name="P3"/>
      <text:p text:style-name="P3"/>
      <text:p text:style-name="P3"/>
      <text:p text:style-name="P1">-- Augmentez de 10% le prix des produits.</text:p>
      <text:p text:style-name="P3"/>
      <text:p text:style-name="P5">UPDATE produits </text:p>
      <text:p text:style-name="P5">SET prix = prix * 1.1;</text:p>
      <text:p text:style-name="P3"/>
      <text:p text:style-name="P3"/>
      <text:p text:style-name="P3"/>
      <text:p text:style-name="P1">-- Diminuez de 10% le prix de l'Evian.</text:p>
      <text:p text:style-name="P3"/>
      <text:p text:style-name="P5">UPDATE produits </text:p>
      <text:p text:style-name="P5">SET prix = prix * 0.9</text:p>
      <text:p text:style-name="P5">WHERE UPPER(designation) = 'EVIAN'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pport_5f_texte" style:display-name="support_texte" style:family="paragraph" style:parent-style-name="Standard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left="1.016cm" fo:margin-right="0cm" fo:margin-top="0.423cm" fo:margin-bottom="0.106cm" loext:contextual-spacing="false" fo:text-indent="-1.016cm" style:auto-text-indent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000000" draw:opacity="100%"/>
      <style:paragraph-properties fo:margin-left="1.27cm" fo:margin-right="0cm" fo:margin-top="0.423cm" fo:margin-bottom="0.106cm" loext:contextual-spacing="false" fo:text-indent="-1.27cm" style:auto-text-indent="false" fo:background-color="#000000" fo:keep-with-next="always">
        <style:tab-stops>
          <style:tab-stop style:position="2cm"/>
        </style:tab-stops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99pt solid #808080" fo:border-right="none" fo:border-top="none" fo:border-bottom="non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1:20:20.485000000</meta:creation-date>
    <dc:date>2020-08-28T11:20:39.106000000</dc:date>
    <meta:editing-duration>PT19S</meta:editing-duration>
    <meta:editing-cycles>1</meta:editing-cycles>
    <meta:document-statistic meta:table-count="0" meta:image-count="0" meta:object-count="0" meta:page-count="3" meta:paragraph-count="61" meta:word-count="299" meta:character-count="1996" meta:non-whitespace-character-count="1749"/>
    <meta:generator>LibreOffice/6.2.4.2$Windows_X86_64 LibreOffice_project/2412653d852ce75f65fbfa83fb7e7b669a126d64</meta:generator>
  </office:meta>
</office:document-meta>
</file>